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2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ta-se de um notebook da marca, modelo e número de série. Dentro dele havia um disco rígido da marca, modelo, capacidade e número de série. Veja fotos a segui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weight="bold" style:letter-kerning="true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orphans="2" fo:widows="2" fo:hyphenation-ladder-count="no-limit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 style:list-style-name="WWNum2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 style:list-style-name="WWNum3"/>
    <style:style style:name="ICLR_20_-_20_Legenda" style:display-name="ICLR - Legend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ICLR_20_-_20_Citação" style:display-name="ICLR - Citação" style:family="paragraph" style:parent-style-name="ICLR_20_-_20_Normal" style:default-outline-level="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Enumeração" style:family="paragraph" style:parent-style-name="Tabela_20_2" style:default-outline-level="" style:list-style-name="WWNum4"/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Texto_20_de_20_comentário_20_Char" style:display-name="Texto de comentário Char" style:family="text" style:parent-style-name="Default_20_Paragraph_20_Fon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a" style:num-letter-sync="true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page-layout style:name="Mpm1">
      <style:page-layout-properties fo:page-width="21.001cm" fo:page-height="29.7cm" style:num-format="1" style:print-orientation="portrait" fo:margin-top="0.501cm" fo:margin-bottom="2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udo Geral</dc:title>
    <meta:initial-creator>Rodrigo</meta:initial-creator>
    <meta:keyword>SPTC</meta:keyword>
    <dc:creator>Renato Martins</dc:creator>
    <meta:editing-cycles>49</meta:editing-cycles>
    <meta:print-date>2020-06-19T20:00:00</meta:print-date>
    <meta:creation-date>2020-03-19T15:00:00</meta:creation-date>
    <dc:date>2020-07-27T20:26:00</dc:date>
    <meta:editing-duration>P1DT12H34M</meta:editing-duration>
    <meta:generator>LibreOffice/7.0.1.2$Windows_X86_64 LibreOffice_project/7cbcfc562f6eb6708b5ff7d7397325de9e764452</meta:generator>
    <meta:document-statistic meta:table-count="0" meta:image-count="0" meta:object-count="0" meta:page-count="1" meta:paragraph-count="1" meta:word-count="29" meta:character-count="162" meta:non-whitespace-character-count="134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